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9.001cm" style:rel-column-width="32767*"/>
    </style:style>
    <style:style style:name="Table1.B" style:family="table-column">
      <style:table-column-properties style:column-width="1.801cm" style:rel-column-width="6553*"/>
    </style:style>
    <style:style style:name="Table1.F" style:family="table-column">
      <style:table-column-properties style:column-width="1.801cm" style:rel-column-width="655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5.736cm" style:rel-column-width="20881*"/>
    </style:style>
    <style:style style:name="Table2.B" style:family="table-column">
      <style:table-column-properties style:column-width="6.135cm" style:rel-column-width="22333*"/>
    </style:style>
    <style:style style:name="Table2.C" style:family="table-column">
      <style:table-column-properties style:column-width="6.131cm" style:rel-column-width="2232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5.736cm" style:rel-column-width="20881*"/>
    </style:style>
    <style:style style:name="Table3.B" style:family="table-column">
      <style:table-column-properties style:column-width="6.135cm" style:rel-column-width="22333*"/>
    </style:style>
    <style:style style:name="Table3.C" style:family="table-column">
      <style:table-column-properties style:column-width="6.131cm" style:rel-column-width="2232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8.789cm" style:rel-column-width="31996*"/>
    </style:style>
    <style:style style:name="Table5.B" style:family="table-column">
      <style:table-column-properties style:column-width="9.213cm" style:rel-column-width="3353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002cm" table:align="margins"/>
    </style:style>
    <style:style style:name="Table4.A" style:family="table-column">
      <style:table-column-properties style:column-width="8.789cm" style:rel-column-width="31996*"/>
    </style:style>
    <style:style style:name="Table4.B" style:family="table-column">
      <style:table-column-properties style:column-width="9.213cm" style:rel-column-width="3353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002cm" table:align="margins"/>
    </style:style>
    <style:style style:name="Table6.A" style:family="table-column">
      <style:table-column-properties style:column-width="8.789cm" style:rel-column-width="31996*"/>
    </style:style>
    <style:style style:name="Table6.B" style:family="table-column">
      <style:table-column-properties style:column-width="9.213cm" style:rel-column-width="33539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8.002cm" table:align="margins"/>
    </style:style>
    <style:style style:name="Table7.A" style:family="table-column">
      <style:table-column-properties style:column-width="8.789cm" style:rel-column-width="31996*"/>
    </style:style>
    <style:style style:name="Table7.B" style:family="table-column">
      <style:table-column-properties style:column-width="9.213cm" style:rel-column-width="33539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002cm" table:align="margins"/>
    </style:style>
    <style:style style:name="Table8.A" style:family="table-column">
      <style:table-column-properties style:column-width="8.789cm" style:rel-column-width="31996*"/>
    </style:style>
    <style:style style:name="Table8.B" style:family="table-column">
      <style:table-column-properties style:column-width="9.213cm" style:rel-column-width="33539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cccccc" style:font-name="Liberation Serif" fo:font-size="8pt" officeooo:rsid="00266d57" officeooo:paragraph-rsid="00061b92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language="sr" fo:country="BA" officeooo:rsid="00061b92" officeooo:paragraph-rsid="00061b92"/>
    </style:style>
    <style:style style:name="P3" style:family="paragraph" style:parent-style-name="Table_20_Contents">
      <style:text-properties fo:language="sr" fo:country="BA" officeooo:rsid="0003b4c4" officeooo:paragraph-rsid="0003b4c4"/>
    </style:style>
    <style:style style:name="P4" style:family="paragraph" style:parent-style-name="Table_20_Contents">
      <style:text-properties fo:language="sr" fo:country="BA" officeooo:rsid="000a9733" officeooo:paragraph-rsid="000a9733"/>
    </style:style>
    <style:style style:name="P5" style:family="paragraph" style:parent-style-name="Table_20_Contents">
      <style:paragraph-properties fo:text-align="center" style:justify-single-word="false"/>
      <style:text-properties fo:language="sr" fo:country="BA" officeooo:rsid="000a9733" officeooo:paragraph-rsid="000a9733"/>
    </style:style>
    <style:style style:name="P6" style:family="paragraph" style:parent-style-name="Table_20_Contents">
      <style:text-properties fo:language="sr" fo:country="BA" officeooo:rsid="0011dec1" officeooo:paragraph-rsid="0011dec1"/>
    </style:style>
    <style:style style:name="P7" style:family="paragraph" style:parent-style-name="Table_20_Contents">
      <style:text-properties style:font-name="Liberation Serif" fo:language="sr" fo:country="BA" officeooo:rsid="0023387d" officeooo:paragraph-rsid="0005581b"/>
    </style:style>
    <style:style style:name="P8" style:family="paragraph" style:parent-style-name="Table_20_Contents">
      <style:text-properties officeooo:rsid="000a9733" officeooo:paragraph-rsid="000a9733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0d7fbb" officeooo:paragraph-rsid="000d7fbb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0d7fbb" officeooo:paragraph-rsid="00136180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11dec1" officeooo:paragraph-rsid="0011dec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11dec1" officeooo:paragraph-rsid="00136180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Liberation Mono" fo:language="sr" fo:country="BA" officeooo:rsid="0011dec1" officeooo:paragraph-rsid="0011dec1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 fo:language="sr" fo:country="BA" officeooo:rsid="0011dec1" officeooo:paragraph-rsid="00136180"/>
    </style:style>
    <style:style style:name="P15" style:family="paragraph" style:parent-style-name="Table_20_Contents">
      <style:text-properties style:font-name="Liberation Mono" fo:language="sr" fo:country="BA" officeooo:rsid="0011dec1" officeooo:paragraph-rsid="0011dec1"/>
    </style:style>
    <style:style style:name="P16" style:family="paragraph" style:parent-style-name="Table_20_Contents">
      <style:text-properties style:font-name="Liberation Mono" fo:language="sr" fo:country="BA" officeooo:rsid="0011dec1" officeooo:paragraph-rsid="00136180"/>
    </style:style>
    <style:style style:name="P17" style:family="paragraph" style:parent-style-name="Table_20_Contents">
      <style:text-properties style:font-name="Liberation Mono" officeooo:rsid="000de4c2" officeooo:paragraph-rsid="000de4c2"/>
    </style:style>
    <style:style style:name="P18" style:family="paragraph" style:parent-style-name="Table_20_Contents">
      <style:text-properties style:font-name="Liberation Mono" officeooo:rsid="0011dec1" officeooo:paragraph-rsid="00136180"/>
    </style:style>
    <style:style style:name="P19" style:family="paragraph" style:parent-style-name="Standard">
      <style:text-properties fo:language="sr" fo:country="BA" officeooo:rsid="0003b4c4" officeooo:paragraph-rsid="000de4c2"/>
    </style:style>
    <style:style style:name="P20" style:family="paragraph" style:parent-style-name="Standard">
      <style:text-properties fo:language="sr" fo:country="BA" officeooo:rsid="0003b4c4" officeooo:paragraph-rsid="00136180"/>
    </style:style>
    <style:style style:name="P21" style:family="paragraph" style:parent-style-name="Standard">
      <style:text-properties officeooo:paragraph-rsid="000de4c2"/>
    </style:style>
    <style:style style:name="P22" style:family="paragraph" style:parent-style-name="Text_20_body">
      <style:text-properties fo:language="sr" fo:country="BA" officeooo:rsid="000a9733" officeooo:paragraph-rsid="000a9733"/>
    </style:style>
    <style:style style:name="P23" style:family="paragraph" style:parent-style-name="Text_20_body">
      <style:text-properties fo:language="sr" fo:country="BA" officeooo:rsid="0011dec1" officeooo:paragraph-rsid="0011dec1"/>
    </style:style>
    <style:style style:name="P24" style:family="paragraph" style:parent-style-name="Text_20_body">
      <style:text-properties officeooo:paragraph-rsid="0003b4c4"/>
    </style:style>
    <style:style style:name="P25" style:family="paragraph" style:parent-style-name="Text_20_body">
      <style:text-properties officeooo:paragraph-rsid="000de4c2"/>
    </style:style>
    <style:style style:name="P26" style:family="paragraph" style:parent-style-name="Heading_20_1">
      <style:text-properties fo:language="sr" fo:country="BA" officeooo:rsid="0003b4c4" officeooo:paragraph-rsid="0003b4c4"/>
    </style:style>
    <style:style style:name="P27" style:family="paragraph" style:parent-style-name="Heading_20_1">
      <style:text-properties fo:language="sr" fo:country="BA" officeooo:rsid="000d7fbb" officeooo:paragraph-rsid="000d7fbb"/>
    </style:style>
    <style:style style:name="P28" style:family="paragraph" style:parent-style-name="Heading_20_1">
      <style:text-properties officeooo:rsid="0003b4c4" officeooo:paragraph-rsid="0003b4c4"/>
    </style:style>
    <style:style style:name="P29" style:family="paragraph" style:parent-style-name="Heading_20_2">
      <style:text-properties fo:language="sr" fo:country="BA" officeooo:rsid="0003b4c4" officeooo:paragraph-rsid="0003b4c4"/>
    </style:style>
    <style:style style:name="P30" style:family="paragraph" style:parent-style-name="Heading_20_2">
      <style:text-properties officeooo:paragraph-rsid="00136180"/>
    </style:style>
    <style:style style:name="P31" style:family="paragraph" style:parent-style-name="Text_20_body" style:list-style-name="L1">
      <style:text-properties fo:language="sr" fo:country="BA" officeooo:rsid="0011dec1" officeooo:paragraph-rsid="0011dec1"/>
    </style:style>
    <style:style style:name="P32" style:family="paragraph" style:parent-style-name="Text_20_body">
      <style:text-properties officeooo:rsid="0016210e" officeooo:paragraph-rsid="0016210e"/>
    </style:style>
    <style:style style:name="T1" style:family="text">
      <style:text-properties fo:language="sr" fo:country="BA"/>
    </style:style>
    <style:style style:name="T2" style:family="text">
      <style:text-properties fo:language="sr" fo:country="BA" officeooo:rsid="0003b4c4"/>
    </style:style>
    <style:style style:name="T3" style:family="text">
      <style:text-properties fo:language="sr" fo:country="BA" officeooo:rsid="0011dec1"/>
    </style:style>
    <style:style style:name="T4" style:family="text">
      <style:text-properties fo:language="en" fo:country="US" officeooo:rsid="0011dec1"/>
    </style:style>
    <style:style style:name="T5" style:family="text">
      <style:text-properties officeooo:rsid="000a9733"/>
    </style:style>
    <style:style style:name="T6" style:family="text">
      <style:text-properties fo:font-size="11pt" fo:font-weight="normal" style:font-size-asian="11pt" style:font-weight-asian="normal"/>
    </style:style>
    <style:style style:name="T7" style:family="text">
      <style:text-properties style:text-position="super 58%"/>
    </style:style>
    <style:style style:name="T8" style:family="text">
      <style:text-properties style:text-position="super 58%" fo:font-size="12pt" fo:font-weight="normal" style:font-size-asian="12pt" style:font-weight-asian="normal" style:font-size-complex="12pt"/>
    </style:style>
    <style:style style:name="T9" style:family="text">
      <style:text-properties fo:color="#000009" fo:font-size="11pt" style:font-size-asian="11pt"/>
    </style:style>
    <style:style style:name="T10" style:family="text">
      <style:text-properties fo:color="#000009" fo:font-size="11pt" fo:font-weight="bold" style:font-size-asian="11pt" style:font-weight-asian="bold"/>
    </style:style>
    <style:style style:name="T11" style:family="text">
      <style:text-properties fo:color="#000009" fo:font-size="11pt" fo:font-weight="normal" style:font-size-asian="11pt" style:font-weight-asian="normal"/>
    </style:style>
    <style:style style:name="T12" style:family="text">
      <style:text-properties fo:font-size="7pt" fo:font-weight="normal" style:font-size-asian="7pt" style:font-weight-asian="normal"/>
    </style:style>
    <style:style style:name="T13" style:family="text">
      <style:text-properties fo:font-size="7pt" fo:font-weight="normal" officeooo:rsid="0011dec1" style:font-size-asian="7pt" style:font-weight-asian="normal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Задатак 005-2017-005-0<text:span text:style-name="T4">4</text:span></text:h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3">Земља</text:p>
          </table:table-cell>
          <table:table-cell table:style-name="Table1.B1" table:number-columns-spanned="5" office:value-type="string">
            <text:p text:style-name="P4">Република Српска, БиХ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Ниво такмичења</text:p>
          </table:table-cell>
          <table:table-cell table:style-name="Table1.B2" table:number-columns-spanned="5" office:value-type="string">
            <text:p text:style-name="P4">Регионално такмичењ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Година<text:span text:style-name="T5"> такмичења</text:span></text:p>
          </table:table-cell>
          <table:table-cell table:style-name="Table1.B2" table:number-columns-spanned="5" office:value-type="string">
            <text:p text:style-name="P4">2017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Група</text:p>
          </table:table-cell>
          <table:table-cell table:style-name="Table1.B2" table:number-columns-spanned="5" office:value-type="string">
            <text:p text:style-name="P7"><text:s/>–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Редни број задатка / од задатака</text:p>
          </table:table-cell>
          <table:table-cell table:style-name="Table1.B2" table:number-columns-spanned="5" office:value-type="string">
            <text:p text:style-name="P4"><text:span text:style-name="T4">4</text:span>. од 5 задатак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Име задатка</text:p>
          </table:table-cell>
          <table:table-cell table:style-name="Table1.B2" table:number-columns-spanned="5" office:value-type="string">
            <text:p text:style-name="P6">Игр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Распоред бодова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20</text:p>
          </table:table-cell>
          <table:table-cell table:style-name="Table1.B2" office:value-type="string">
            <text:p text:style-name="P5">20</text:p>
          </table:table-cell>
        </table:table-row>
        <table:table-row>
          <table:table-cell table:style-name="Table1.A2" office:value-type="string">
            <text:p text:style-name="P3">Укупно бодова</text:p>
          </table:table-cell>
          <table:table-cell table:style-name="Table1.B2" table:number-columns-spanned="5" office:value-type="string">
            <text:p text:style-name="P5">1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Задатак снимити под именом</text:p>
          </table:table-cell>
          <table:table-cell table:style-name="Table1.B2" table:number-columns-spanned="5" office:value-type="string">
            <text:p text:style-name="P8">ZAD<text:span text:style-name="T3">4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2"/>
      <text:p text:style-name="P23">Милош игра друштвену игру која се састоји од следећих правила:</text:p>
      <text:list xml:id="list2378177341" text:style-name="L1">
        <text:list-item>
          <text:p text:style-name="P31">Игра само 1 играч. У сваком потезу баца 2 коцкице са бројевима од 1 до 6.</text:p>
        </text:list-item>
        <text:list-item>
          <text:p text:style-name="P31">Покреће своју фигурицу за онолико поља колики је збир бројева добијених бацањем коцкица.</text:p>
        </text:list-item>
        <text:list-item>
          <text:p text:style-name="P31">Игра се завршава кад дође до задњег поља.</text:p>
        </text:list-item>
      </text:list>
      <text:h text:style-name="Heading_20_1" text:outline-level="1"><text:span text:style-name="T2">У</text:span><text:span text:style-name="T1">лаз</text:span></text:h>
      <text:p text:style-name="P32">У првом и једином реду улаза се уноси број <text:span text:style-name="T14">n</text:span> – број поља до краја игре. (n &lt;= 10<text:span text:style-name="T7">15</text:span> представља колико поља је крај удаљен од почетка)</text:p>
      <text:h text:style-name="P28" text:outline-level="1"><text:span text:style-name="T2">И</text:span><text:span text:style-name="T1">злаз</text:span></text:h>
      <text:p text:style-name="P32">Наћи теоретски најмањи број потеза неопходан да играч заврши игру и исписати их у једном реду.</text:p>
      <text:h text:style-name="P27" text:outline-level="1">Тестови</text:h>
      <text:h text:style-name="P29" text:outline-level="2">Основни тестови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Улаз</text:p>
          </table:table-cell>
          <table:table-cell table:style-name="Table2.A1" office:value-type="string">
            <text:p text:style-name="P9">Излаз</text:p>
          </table:table-cell>
          <table:table-cell table:style-name="Table2.C1" office:value-type="string">
            <text:p text:style-name="P11">Објашњење</text:p>
          </table:table-cell>
        </table:table-row>
        <table:table-row>
          <table:table-cell table:style-name="Table2.A2" office:value-type="string">
            <text:p text:style-name="P13">21</text:p>
          </table:table-cell>
          <table:table-cell table:style-name="Table2.A2" office:value-type="string">
            <text:p text:style-name="P13">2</text:p>
          </table:table-cell>
          <table:table-cell table:style-name="Table2.C2" office:value-type="string">
            <text:p text:style-name="P13">Од могућих сценарија да се игра заврши у 2 потеза један је: (5, 6), (6, 5)</text:p>
          </table:table-cell>
        </table:table-row>
      </table:table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>Улаз</text:p>
          </table:table-cell>
          <table:table-cell table:style-name="Table3.A1" office:value-type="string">
            <text:p text:style-name="P10">Излаз</text:p>
          </table:table-cell>
          <table:table-cell table:style-name="Table3.C1" office:value-type="string">
            <text:p text:style-name="P12">Објашњење</text:p>
          </table:table-cell>
        </table:table-row>
        <table:table-row>
          <table:table-cell table:style-name="Table3.A2" office:value-type="string">
            <text:p text:style-name="P14">9</text:p>
          </table:table-cell>
          <table:table-cell table:style-name="Table3.A2" office:value-type="string">
            <text:p text:style-name="P14">1</text:p>
          </table:table-cell>
          <table:table-cell table:style-name="Table3.C2" office:value-type="string">
            <text:p text:style-name="P14">Један од могућих <text:soft-page-break/>сценарија је: (4, 5)</text:p>
          </table:table-cell>
        </table:table-row>
      </table:table>
      <text:h text:style-name="P30" text:outline-level="2"><text:span text:style-name="T3">Д</text:span>одатни тестови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">Улаз</text:p>
          </table:table-cell>
          <table:table-cell table:style-name="Table5.B1" office:value-type="string">
            <text:p text:style-name="P9">Излаз</text:p>
          </table:table-cell>
        </table:table-row>
        <table:table-row>
          <table:table-cell table:style-name="Table5.A2" office:value-type="string">
            <text:p text:style-name="P15">25</text:p>
          </table:table-cell>
          <table:table-cell table:style-name="Table5.B2" office:value-type="string">
            <text:p text:style-name="P17">3</text:p>
          </table:table-cell>
        </table:table-row>
      </table:table>
      <text:p text:style-name="P25"/>
      <text:p text:style-name="P2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Улаз</text:p>
          </table:table-cell>
          <table:table-cell table:style-name="Table4.B1" office:value-type="string">
            <text:p text:style-name="P10">Излаз</text:p>
          </table:table-cell>
        </table:table-row>
        <table:table-row>
          <table:table-cell table:style-name="Table4.A2" office:value-type="string">
            <text:p text:style-name="P16">48</text:p>
          </table:table-cell>
          <table:table-cell table:style-name="Table4.B2" office:value-type="string">
            <text:p text:style-name="P16">4</text:p>
          </table:table-cell>
        </table:table-row>
      </table:table>
      <text:p text:style-name="P20"/>
      <text:p text:style-name="P20"/>
      <text:p text:style-name="P2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">Улаз</text:p>
          </table:table-cell>
          <table:table-cell table:style-name="Table6.B1" office:value-type="string">
            <text:p text:style-name="P10">Излаз</text:p>
          </table:table-cell>
        </table:table-row>
        <table:table-row>
          <table:table-cell table:style-name="Table6.A2" office:value-type="string">
            <text:p text:style-name="P16">123456</text:p>
          </table:table-cell>
          <table:table-cell table:style-name="Table6.B2" office:value-type="string">
            <text:p text:style-name="P16">10288</text:p>
          </table:table-cell>
        </table:table-row>
      </table:table>
      <text:p text:style-name="P20"/>
      <text:p text:style-name="P20"/>
      <text:p text:style-name="P2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">Улаз</text:p>
          </table:table-cell>
          <table:table-cell table:style-name="Table7.B1" office:value-type="string">
            <text:p text:style-name="P10">Излаз</text:p>
          </table:table-cell>
        </table:table-row>
        <table:table-row>
          <table:table-cell table:style-name="Table7.A2" office:value-type="string">
            <text:p text:style-name="P16">934534243234</text:p>
          </table:table-cell>
          <table:table-cell table:style-name="Table7.B2" office:value-type="string">
            <text:p text:style-name="P18">77877853603</text:p>
          </table:table-cell>
        </table:table-row>
      </table:table>
      <text:p text:style-name="P20"/>
      <text:p text:style-name="P20"/>
      <text:p text:style-name="P2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">Улаз</text:p>
          </table:table-cell>
          <table:table-cell table:style-name="Table8.B1" office:value-type="string">
            <text:p text:style-name="P10">Излаз</text:p>
          </table:table-cell>
        </table:table-row>
        <table:table-row>
          <table:table-cell table:style-name="Table8.A2" office:value-type="string">
            <text:p text:style-name="P16">999495919394939</text:p>
          </table:table-cell>
          <table:table-cell table:style-name="Table8.B2" office:value-type="string">
            <text:p text:style-name="P18">83291326616245</text:p>
          </table:table-cell>
        </table:table-row>
      </table:table>
      <text:p text:style-name="P20"/>
      <text:p text:style-name="P19"/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cccccc" style:font-name="Liberation Serif" fo:font-size="8pt" officeooo:rsid="00266d57" officeooo:paragraph-rsid="00061b92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language="sr" fo:country="BA" officeooo:rsid="00061b92" officeooo:paragraph-rsid="00061b92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ttps://github.com/novakpetrovic/takmicenje</text:p>
      </style:header>
      <style:footer>
        <text:p text:style-name="MP2">Страница <text:page-number text:select-page="current">2</text:page-number> од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07:55:00</meta:creation-date>
    <dc:date>2017-09-13T19:06:09.449000000</dc:date>
    <meta:editing-duration>PT1H43M55S</meta:editing-duration>
    <meta:editing-cycles>17</meta:editing-cycles>
    <meta:generator>LibreOffice/5.3.4.2$Windows_X86_64 LibreOffice_project/f82d347ccc0be322489bf7da61d7e4ad13fe2ff3</meta:generator>
    <meta:initial-creator>Aleksandra Stankovic</meta:initial-creator>
    <meta:document-statistic meta:table-count="8" meta:image-count="0" meta:object-count="0" meta:page-count="2" meta:paragraph-count="68" meta:word-count="199" meta:character-count="1109" meta:non-whitespace-character-count="977"/>
  </office:meta>
</office:document-meta>
</file>